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  <style:text-properties fo:font-weight="bold" style:font-weight-asian="bold"/>
    </style:style>
    <style:style style:name="P2" style:parent-style-name="Paragrafoelenco" style:list-style-name="LFO1" style:family="paragraph"/>
    <style:style style:name="P3" style:parent-style-name="Paragrafoelenco" style:list-style-name="LFO1" style:family="paragraph"/>
    <style:style style:name="P4" style:parent-style-name="Paragrafoelenco" style:list-style-name="LFO1" style:family="paragraph"/>
    <style:style style:name="P5" style:parent-style-name="Paragrafoelenco" style:list-style-name="LFO2" style:family="paragraph"/>
    <style:style style:name="P6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7" style:parent-style-name="Normale" style:family="paragraph">
      <style:text-properties fo:font-weight="bold" style:font-weight-asian="bold"/>
    </style:style>
    <style:style style:name="P8" style:parent-style-name="Paragrafoelenco" style:list-style-name="LFO3" style:family="paragraph"/>
    <style:style style:name="P9" style:parent-style-name="Paragrafoelenco" style:list-style-name="LFO3" style:family="paragraph"/>
    <style:style style:name="P10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1" style:parent-style-name="Normale" style:family="paragraph">
      <style:text-properties fo:font-weight="bold" style:font-weight-asian="bold"/>
    </style:style>
    <style:style style:name="P12" style:parent-style-name="Paragrafoelenco" style:list-style-name="LFO25" style:family="paragraph"/>
    <style:style style:name="P13" style:parent-style-name="Paragrafoelenco" style:list-style-name="LFO25" style:family="paragraph"/>
    <style:style style:name="P14" style:parent-style-name="Normale" style:family="paragraph">
      <style:paragraph-properties fo:margin-left="0.25in">
        <style:tab-stops/>
      </style:paragraph-properties>
    </style:style>
    <style:style style:name="P15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6" style:parent-style-name="Normale" style:family="paragraph">
      <style:text-properties fo:font-weight="bold" style:font-weight-asian="bold"/>
    </style:style>
    <style:style style:name="P17" style:parent-style-name="Paragrafoelenco" style:list-style-name="LFO27" style:family="paragraph"/>
    <style:style style:name="P18" style:parent-style-name="Paragrafoelenco" style:list-style-name="LFO27" style:family="paragraph"/>
    <style:style style:name="P19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0" style:parent-style-name="Normale" style:family="paragraph">
      <style:text-properties fo:font-weight="bold" style:font-weight-asian="bold"/>
    </style:style>
    <style:style style:name="P21" style:parent-style-name="Paragrafoelenco" style:list-style-name="LFO6" style:family="paragraph"/>
    <style:style style:name="P22" style:parent-style-name="Paragrafoelenco" style:list-style-name="LFO6" style:family="paragraph"/>
    <style:style style:name="P23" style:parent-style-name="Normale" style:family="paragraph">
      <style:text-properties fo:font-weight="bold" style:font-weight-asian="bold"/>
    </style:style>
    <style:style style:name="P24" style:parent-style-name="Paragrafoelenco" style:list-style-name="LFO7" style:family="paragraph"/>
    <style:style style:name="P25" style:parent-style-name="Paragrafoelenco" style:list-style-name="LFO7" style:family="paragraph"/>
    <style:style style:name="P26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7" style:parent-style-name="Normale" style:family="paragraph">
      <style:text-properties fo:font-weight="bold" style:font-weight-asian="bold"/>
    </style:style>
    <style:style style:name="P28" style:parent-style-name="Normale" style:family="paragraph">
      <style:text-properties fo:font-weight="bold" style:font-weight-asian="bold"/>
    </style:style>
    <style:style style:name="P29" style:parent-style-name="Paragrafoelenco" style:list-style-name="LFO9" style:family="paragraph"/>
    <style:style style:name="P30" style:parent-style-name="Paragrafoelenco" style:list-style-name="LFO8" style:family="paragraph"/>
    <style:style style:name="P31" style:parent-style-name="Paragrafoelenco" style:list-style-name="LFO8" style:family="paragraph"/>
    <style:style style:name="P32" style:parent-style-name="Normale" style:family="paragraph">
      <style:text-properties fo:font-weight="bold" style:font-weight-asian="bold"/>
    </style:style>
    <style:style style:name="P33" style:parent-style-name="Paragrafoelenco" style:list-style-name="LFO11" style:family="paragraph"/>
    <style:style style:name="P34" style:parent-style-name="Paragrafoelenco" style:list-style-name="LFO10" style:family="paragraph"/>
    <style:style style:name="P35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6" style:parent-style-name="Standard" style:list-style-name="LFO12" style:family="paragraph"/>
    <style:style style:name="P37" style:parent-style-name="Standard" style:list-style-name="LFO12" style:family="paragraph"/>
    <style:style style:name="P38" style:parent-style-name="Standard" style:list-style-name="LFO12" style:family="paragraph"/>
    <style:style style:name="P39" style:parent-style-name="Standard" style:list-style-name="LFO12" style:family="paragraph"/>
    <style:style style:name="P40" style:parent-style-name="Standard" style:list-style-name="LFO12" style:family="paragraph"/>
    <style:style style:name="P41" style:parent-style-name="Standard" style:list-style-name="LFO13" style:family="paragraph"/>
    <style:style style:name="P42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43" style:parent-style-name="Standard" style:list-style-name="LFO14" style:family="paragraph"/>
    <style:style style:name="P44" style:parent-style-name="Standard" style:list-style-name="LFO14" style:family="paragraph"/>
    <style:style style:name="P45" style:parent-style-name="Standard" style:list-style-name="LFO14" style:family="paragraph"/>
    <style:style style:name="P46" style:parent-style-name="Standard" style:list-style-name="LFO14" style:family="paragraph"/>
    <style:style style:name="P47" style:parent-style-name="Standard" style:list-style-name="LFO14" style:family="paragraph"/>
    <style:style style:name="P48" style:parent-style-name="Standard" style:family="paragraph">
      <style:paragraph-properties fo:margin-left="0.25in">
        <style:tab-stops/>
      </style:paragraph-properties>
    </style:style>
    <style:style style:name="P49" style:parent-style-name="Standard" style:family="paragraph">
      <style:paragraph-properties fo:margin-left="0.5in">
        <style:tab-stops/>
      </style:paragraph-properties>
    </style:style>
    <style:style style:name="P50" style:parent-style-name="Standard" style:list-style-name="LFO13" style:family="paragraph"/>
    <style:style style:name="P51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2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3" style:parent-style-name="Standard" style:list-style-name="LFO15" style:family="paragraph"/>
    <style:style style:name="P54" style:parent-style-name="Standard" style:list-style-name="LFO15" style:family="paragraph"/>
    <style:style style:name="P55" style:parent-style-name="Standard" style:list-style-name="LFO15" style:family="paragraph"/>
    <style:style style:name="P56" style:parent-style-name="Standard" style:list-style-name="LFO15" style:family="paragraph"/>
    <style:style style:name="P57" style:parent-style-name="Standard" style:list-style-name="LFO15" style:family="paragraph"/>
    <style:style style:name="P58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9" style:parent-style-name="Standard" style:list-style-name="LFO16" style:family="paragraph"/>
    <style:style style:name="P60" style:parent-style-name="Standard" style:list-style-name="LFO16" style:family="paragraph"/>
    <style:style style:name="P61" style:parent-style-name="Standard" style:list-style-name="LFO16" style:family="paragraph"/>
    <style:style style:name="P62" style:parent-style-name="Standard" style:list-style-name="LFO16" style:family="paragraph"/>
    <style:style style:name="P63" style:parent-style-name="Standard" style:list-style-name="LFO16" style:family="paragraph"/>
    <style:style style:name="P64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65" style:parent-style-name="Standard" style:list-style-name="LFO17" style:family="paragraph"/>
    <style:style style:name="P66" style:parent-style-name="Standard" style:list-style-name="LFO17" style:family="paragraph"/>
    <style:style style:name="P67" style:parent-style-name="Standard" style:family="paragraph">
      <style:paragraph-properties fo:margin-left="0.5in">
        <style:tab-stops/>
      </style:paragraph-properties>
    </style:style>
    <style:style style:name="P6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6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70" style:parent-style-name="Standard" style:list-style-name="LFO18" style:family="paragraph"/>
    <style:style style:name="P71" style:parent-style-name="Standard" style:list-style-name="LFO18" style:family="paragraph"/>
    <style:style style:name="P72" style:parent-style-name="Standard" style:list-style-name="LFO18" style:family="paragraph"/>
    <style:style style:name="P73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74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75" style:parent-style-name="Standard" style:list-style-name="LFO19" style:family="paragraph"/>
    <style:style style:name="P76" style:parent-style-name="Standard" style:list-style-name="LFO19" style:family="paragraph"/>
    <style:style style:name="P7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78" style:parent-style-name="Standard" style:list-style-name="LFO20" style:family="paragraph"/>
    <style:style style:name="P79" style:parent-style-name="Standard" style:list-style-name="LFO20" style:family="paragraph"/>
    <style:style style:name="P80" style:parent-style-name="Standard" style:list-style-name="LFO20" style:family="paragraph"/>
    <style:style style:name="P8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82" style:parent-style-name="Standard" style:list-style-name="LFO21" style:family="paragraph"/>
    <style:style style:name="P83" style:parent-style-name="Standard" style:list-style-name="LFO21" style:family="paragraph"/>
    <style:style style:name="P84" style:parent-style-name="Standard" style:list-style-name="LFO21" style:family="paragraph"/>
    <style:style style:name="P85" style:parent-style-name="Standard" style:list-style-name="LFO21" style:family="paragraph"/>
    <style:style style:name="P86" style:parent-style-name="Standard" style:list-style-name="LFO21" style:family="paragraph"/>
    <style:style style:name="P87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Standard" style:list-style-name="LFO22" style:family="paragraph"/>
    <style:style style:name="P89" style:parent-style-name="Standard" style:list-style-name="LFO22" style:family="paragraph"/>
    <style:style style:name="P90" style:parent-style-name="Standard" style:list-style-name="LFO22" style:family="paragraph"/>
    <style:style style:name="P91" style:parent-style-name="Standard" style:list-style-name="LFO22" style:family="paragraph"/>
    <style:style style:name="P92" style:parent-style-name="Standard" style:list-style-name="LFO22" style:family="paragraph"/>
    <style:style style:name="P93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94" style:parent-style-name="Standard" style:list-style-name="LFO23" style:family="paragraph"/>
    <style:style style:name="P95" style:parent-style-name="Standard" style:list-style-name="LFO23" style:family="paragraph"/>
  </office:automatic-styles>
  <office:body>
    <office:text text:use-soft-page-breaks="true">
      <text:p text:style-name="P1">Nome caso d’uso: Registrazione nuovo utente</text:p>
      <text:p text:style-name="Normale">Partecipanti: Utente</text:p>
      <text:p text:style-name="Normale">Flusso di eventi:</text:p>
      <text:list text:style-name="LFO1" text:continue-numbering="true">
        <text:list-item>
          <text:p text:style-name="P2">L’utente inserisce nei rispettivi campi: username, codice fiscale, nome, cognome, e-mail, indirizzo, password e conferma password</text:p>
        </text:list-item>
        <text:list-item>
          <text:p text:style-name="P3">L’utente clicca sul<text:s/>pulsante “Conferma”</text:p>
        </text:list-item>
        <text:list-item>
          <text:p text:style-name="P4">Il sistema stampa un messaggio di conferma</text:p>
        </text:list-item>
      </text:list>
      <text:p text:style-name="Normale">Entry condition: L’utente si trova nella pagina “Registrazione”</text:p>
      <text:p text:style-name="Normale">Exit condition: Le credenziali inserite sono corrette e l’utente effettua la registrazione</text:p>
      <text:p text:style-name="Normale">Exception:<text:s/></text:p>
      <text:list text:style-name="LFO2" text:continue-numbering="true">
        <text:list-item>
          <text:p text:style-name="P5">Se al passo 1 l’utente inserisce dei valori errati viene chiamato il caso d’uso “Errore nei dati”</text:p>
        </text:list-item>
      </text:list>
      <text:p text:style-name="P6"/>
      <text:p text:style-name="Normale"/>
      <text:p text:style-name="P7">Nome caso d’uso: Visualizzazione dati personali</text:p>
      <text:p text:style-name="Normale">Partecipanti: Utente registrato</text:p>
      <text:p text:style-name="Normale">Flusso di eventi:</text:p>
      <text:list text:style-name="LFO3" text:continue-numbering="true">
        <text:list-item>
          <text:p text:style-name="P8">L’utente accede all’area “Dati personali”</text:p>
        </text:list-item>
        <text:list-item>
          <text:p text:style-name="P9">Il sistema mostra una tabella contente i dati personali dell’utente</text:p>
        </text:list-item>
      </text:list>
      <text:p text:style-name="Normale">Entry condition:<text:s/>L’utente si trova nella pagina “Dati personali”</text:p>
      <text:p text:style-name="Normale">Exit condition: L’utente visualizza i dati</text:p>
      <text:p text:style-name="P10"/>
      <text:p text:style-name="Normale"/>
      <text:p text:style-name="P11">Nome caso d’uso: Visualizzazione delle prenotazioni</text:p>
      <text:p text:style-name="Normale">Partecipanti: Utente registrato</text:p>
      <text:p text:style-name="Normale">Flusso di eventi:</text:p>
      <text:list text:style-name="LFO25" text:continue-numbering="true">
        <text:list-item>
          <text:p text:style-name="P12">L’utente accede all’area “Prenotazioni effettuate”</text:p>
        </text:list-item>
        <text:list-item>
          <text:p text:style-name="P13">Il sistema mostra una tabella contente le prenotazioni effettuate dall’utente</text:p>
        </text:list-item>
      </text:list>
      <text:p text:style-name="P14"/>
      <text:p text:style-name="Normale">Entry condition: L’utente si trova sulla pagina “Prenotazioni effettuate”</text:p>
      <text:p text:style-name="Normale">Exit condition; L’utente visualizza la tabella delle prenotazioni effettuate</text:p>
      <text:p text:style-name="P15"/>
      <text:p text:style-name="Normale"/>
      <text:p text:style-name="P16">Nome caso d’uso: Visualizzazione delle prenotazioni per le riparazioni</text:p>
      <text:p text:style-name="Normale">Partecipanti: Utente registrato</text:p>
      <text:p text:style-name="Normale">Flusso di eventi:</text:p>
      <text:list text:style-name="LFO27" text:continue-numbering="true">
        <text:list-item>
          <text:p text:style-name="P17">L’utente accede all’area “Prodotti in riparazione”</text:p>
        </text:list-item>
        <text:list-item>
          <text:p text:style-name="P18">Il sistema mostra una tabella contente le riparazioni commissionate</text:p>
        </text:list-item>
      </text:list>
      <text:p text:style-name="Normale">Entry condition: L’utente si trova sulla pagina “Prodotti in riparazione”</text:p>
      <text:p text:style-name="Normale">Exit condition: L’utente visualizza la tabella dei prodotti<text:s/>in riparazione</text:p>
      <text:p text:style-name="P19"/>
      <text:p text:style-name="Normale"/>
      <text:p text:style-name="P20">Nome caso d’uso: Modifica dei dati personali</text:p>
      <text:p text:style-name="Normale">Partecipanti: Utente registrato</text:p>
      <text:p text:style-name="Normale">Flusso di eventi:<text:s/></text:p>
      <text:list text:style-name="LFO6" text:continue-numbering="true">
        <text:list-item>
          <text:p text:style-name="P21">L’utente inserisce i nuovi valori e conferma</text:p>
        </text:list-item>
        <text:list-item>
          <text:p text:style-name="P22">Il sistema mostra un messaggio di conferma</text:p>
        </text:list-item>
      </text:list>
      <text:p text:style-name="Normale">Entry condition: L’utente si trova sulla pagina “Modifica dati”</text:p>
      <text:p text:style-name="Normale">Exit condition: La modifica dei dati è avvenuta correttamente</text:p>
      <text:p text:style-name="Normale">Exception: L’utente annulla l’operazione</text:p>
      <text:p text:style-name="Normale"/>
      <text:p text:style-name="P23">Nome caso d’uso: Logout</text:p>
      <text:p text:style-name="Normale">Partecipanti: Utente registrato</text:p>
      <text:p text:style-name="Normale">Flusso di eventi:</text:p>
      <text:list text:style-name="LFO7" text:continue-numbering="true">
        <text:list-item>
          <text:p text:style-name="P24">L’utente clicca sul pulsante logout</text:p>
        </text:list-item>
        <text:list-item>
          <text:p text:style-name="P25">Il sistema effettua il<text:s/>logout</text:p>
        </text:list-item>
      </text:list>
      <text:p text:style-name="Normale">Entry condition: L’utente si trova all’interno del sistema</text:p>
      <text:p text:style-name="Normale">Exit condition: L’uscita dal sistema è stata effettuata correttamente</text:p>
      <text:p text:style-name="P26"/>
      <text:p text:style-name="P27"/>
      <text:p text:style-name="P28">Nome caso d’uso: Login</text:p>
      <text:p text:style-name="Normale">Partecipanti: Utente</text:p>
      <text:p text:style-name="Normale">Flusso di eventi:</text:p>
      <text:list text:style-name="LFO8">
        <text:list-item text:start-value="1">
          <text:p text:style-name="P29">L’utente vuole accedere al sistema</text:p>
        </text:list-item>
        <text:list-item>
          <text:p text:style-name="P30">Il sistema mostra i campi da compilare: username e password</text:p>
        </text:list-item>
        <text:list-item>
          <text:p text:style-name="P31">L’utente inserisce username e password e li sottomette al sistema premendo sul tasto Login</text:p>
        </text:list-item>
      </text:list>
      <text:p text:style-name="Normale">Condizioni di entrata: L’utente si collega al sistema e accede alla funzionalità che consente di effettuare l’accesso</text:p>
      <text:p text:style-name="Normale">Condizioni di uscita: Il sistema permette l’accesso all’utente</text:p>
      <text:p text:style-name="Normale">Eccezioni: Se al passo 3, all’ invio di username e password il sistema non trova i dati rimanda a “Errore nei dati”</text:p>
      <text:p text:style-name="Normale"/>
      <text:p text:style-name="P32">Nome caso d’uso: Errore nei dati</text:p>
      <text:p text:style-name="Normale">Partecipanti: Utente, gestore dei prodotti, gestore<text:s/>delle riparazioni, amministratore generale</text:p>
      <text:p text:style-name="Normale">Flusso di eventi:</text:p>
      <text:list text:style-name="LFO10">
        <text:list-item text:start-value="1">
          <text:p text:style-name="P33">Il sistema mostra una schermata con un pulsante “OK” per avvertire il partecipante dell’errore</text:p>
        </text:list-item>
        <text:list-item>
          <text:p text:style-name="P34">Il partecipante <text:s/>visualizza la schermata e clicca “OK”</text:p>
        </text:list-item>
      </text:list>
      <text:p text:style-name="Normale">Condizioni di entrata: Il<text:s/>partecipante inserisce dei dati errati</text:p>
      <text:p text:style-name="Normale">Condizioni di uscita: Il partecipante è pronto ad inserire nuovamente i dati dopo aver visualizzato l’errore</text:p>
      <text:p text:style-name="P35"/>
      <text:p text:style-name="Standard"/>
      <text:p text:style-name="Standard"/>
      <text:p text:style-name="Standard">Name: Ricerca di un prodotto tramite barra di ricerca da parte di un cliente registrato</text:p>
      <text:p text:style-name="Standard">Participating actors: Cliente registrato</text:p>
      <text:p text:style-name="Standard">Flow of events:</text:p>
      <text:list text:style-name="LFO12" text:continue-numbering="true">
        <text:list-item>
          <text:p text:style-name="P36">Il cliente inserisce nella barra di ricerca una keyword (tipologia, marca, nome specifico) che identifica i prodotti da cercare</text:p>
        </text:list-item>
        <text:list-item>
          <text:p text:style-name="P37">Il sistema cerca i prodotti corrispondenti alla keyword inserita dal cliente <text:s text:c="5"/></text:p>
        </text:list-item>
        <text:list-item>
          <text:p text:style-name="P38">Il sistema mosta a video una tabella contente tutti i prodotti corrsipondenti alla ricerca, visualizzando per ogni prodotto la foto, il nome, la tipologia, la marca, il prezzo, la quantità e un pulsante per visualizzare i dettagli del prodotto</text:p>
        </text:list-item>
        <text:list-item>
          <text:p text:style-name="P39">Il cliente clicca<text:s/>sul pulsante “Dettagli”</text:p>
        </text:list-item>
        <text:list-item>
          <text:p text:style-name="P40">Il sistema mostra una tabella contente la foto, il nome, la tipologia, la marca, il prezzo, la quantità, la descrizione e un pulsante per aggiungere il prodotto al carrello</text:p>
        </text:list-item>
      </text:list>
      <text:p text:style-name="Standard">Entry condition: Il cliente si trova all’interno del sito</text:p>
      <text:p text:style-name="Standard">Exit conditions: Viene visualizzata la tabella contente i prodotti corrispondenti alla ricerca</text:p>
      <text:p text:style-name="Standard">Exception condition:<text:s/></text:p>
      <text:list text:style-name="LFO13" text:continue-numbering="true">
        <text:list-item>
          <text:p text:style-name="P41">Se dopo l’esecuzione del punto 3 nel sistema non sono presenti prodotti inerenti al parametro inserito dal cliente viene chiamato il caso d’uso “Keyword non corrispondente a nessun prodotto”</text:p>
        </text:list-item>
      </text:list>
      <text:p text:style-name="P42"/>
      <text:p text:style-name="Standard"/>
      <text:p text:style-name="Standard">Name: Ricerca di un prodotto tramite barra di ricerca da parte di un cliente non registrato</text:p>
      <text:p text:style-name="Standard">Participating actors: Cliente non registrato</text:p>
      <text:p text:style-name="Standard">Flow of events:</text:p>
      <text:list text:style-name="LFO14" text:continue-numbering="true">
        <text:list-item>
          <text:p text:style-name="P43">Il cliente inserisce nella barra di ricerca una keyword (tipologia, marca, nome specifico) che identifica i prodotti da cercare<text:s/></text:p>
        </text:list-item>
        <text:list-item>
          <text:p text:style-name="P44">Il sistema cerca i prodotti corrispondenti alla keyword inserita dal cliente <text:s text:c="5"/></text:p>
        </text:list-item>
        <text:list-item>
          <text:p text:style-name="P45">Il sistema mosta a video una tabella contente tutti i prodotti corrispondenti alla ricerca, visualizzando per ogni prodotto la foto, il nome, la tipologia, la marca, il prezzo, la quantità e un pulsante per visualizzare i dettagli del prodotto</text:p>
        </text:list-item>
        <text:list-item>
          <text:p text:style-name="P46">Il cliente clicca sul pulsante “Dettagli”</text:p>
        </text:list-item>
        <text:list-item>
          <text:p text:style-name="P47">Il sistema mostra una tabella contente la foto, il nome, la<text:s/>tipologia, la marca, il prezzo, la quantità e la descrizione</text:p>
        </text:list-item>
      </text:list>
      <text:p text:style-name="P48"/>
      <text:p text:style-name="P49"/>
      <text:p text:style-name="Standard">Entry condition: Il cliente si trova all’interno del sito</text:p>
      <text:p text:style-name="Standard">Exit conditions: Viene visualizzata la tabella contente i prodotti corrispondenti alla ricerca</text:p>
      <text:p text:style-name="Standard">Exception condition:<text:s/></text:p>
      <text:list text:style-name="LFO13" text:continue-numbering="true">
        <text:list-item>
          <text:p text:style-name="P50">Se dopo l’esecuzione del punto 3 nel sistema non sono presenti prodotti inerenti al parametro inserito dal cliente viene chiamato il caso d’uso “Keyword non corrispondente a nessun prodotto”</text:p>
        </text:list-item>
      </text:list>
      <text:p text:style-name="P51"/>
      <text:p text:style-name="P52"/>
      <text:p text:style-name="Standard"/>
      <text:p text:style-name="Standard">Name: Ricerca di un prodotto tramite un menù da parte di un cliente registrato</text:p>
      <text:p text:style-name="Standard">Participating actors: Cliente registrato</text:p>
      <text:p text:style-name="Standard">Flow of events:</text:p>
      <text:list text:style-name="LFO15" text:continue-numbering="true">
        <text:list-item>
          <text:p text:style-name="P53">Il cliente seleziona, all’interno del menù, la categoria di prodotti che intende cercare</text:p>
        </text:list-item>
        <text:list-item>
          <text:p text:style-name="P54">Il sistema cerca i prodotti corrispondenti alla categoria selezionata dal cliente <text:s text:c="5"/></text:p>
        </text:list-item>
        <text:list-item>
          <text:p text:style-name="P55">Il sistema mostra a<text:s/>video una tabella contente tutti i prodotti corrispondenti alla ricerca, visualizzando per ogni prodotto la foto, il nome, la tipologia, la marca, il prezzo, la quantità e un pulsante per visualizzare i dettagli del prodotto.</text:p>
        </text:list-item>
        <text:list-item>
          <text:p text:style-name="P56">Il cliente clicca sul pulsante<text:s/>“Dettagli”</text:p>
        </text:list-item>
        <text:list-item>
          <text:p text:style-name="P57">Il sistema mostra una tabella contente la foto, il nome, la tipologia, la marca, il prezzo, la quantità, la descrizione e un pulsante per aggiungere il prodotto al carrello</text:p>
        </text:list-item>
      </text:list>
      <text:p text:style-name="Standard"/>
      <text:p text:style-name="Standard">Entry condition: Il cliente si trova all’interno del sito</text:p>
      <text:p text:style-name="Standard">Exit conditions: Viene visualizzata la tabella contente i prodotti corrispondenti alla categoria selezionata</text:p>
      <text:p text:style-name="P58"/>
      <text:p text:style-name="Standard"/>
      <text:p text:style-name="Standard">Name: Ricerca di un prodotto tramite un menù da parte di un cliente non registrato</text:p>
      <text:p text:style-name="Standard">Participating actors: Cliente non registrato</text:p>
      <text:soft-page-break/>
      <text:p text:style-name="Standard">Flow of events:</text:p>
      <text:list text:style-name="LFO16" text:continue-numbering="true">
        <text:list-item>
          <text:p text:style-name="P59">Il<text:s/>cliente seleziona, all’interno del menù, la categoria di prodotti che intende cercare</text:p>
        </text:list-item>
        <text:list-item>
          <text:p text:style-name="P60">Il sistema cerca i prodotti corrispondenti alla categoria selezionata dal cliente <text:s text:c="5"/></text:p>
        </text:list-item>
        <text:list-item>
          <text:p text:style-name="P61">Il sistema mostra a video una tabella contente tutti i prodotti corrispondenti alla ricerca, visualizzando per ogni prodotto la foto, il nome, la tipologia, la marca, il prezzo, la quantità e un pulsante per visualizzare i dettagli del prodotto.</text:p>
        </text:list-item>
        <text:list-item>
          <text:p text:style-name="P62">Il cliente clicca sul pulsante “Dettagli”</text:p>
        </text:list-item>
        <text:list-item>
          <text:p text:style-name="P63">Il sistema mostra una tabella contente la foto, il<text:s/>nome, la tipologia, la marca, il prezzo, la quantità e la descrizione</text:p>
        </text:list-item>
      </text:list>
      <text:p text:style-name="Standard">Entry condition: Il cliente si trova all’interno del sito</text:p>
      <text:p text:style-name="Standard">Exit conditions: Viene visualizzata la tabella contente i prodotti corrispondenti alla categoria selezionata</text:p>
      <text:p text:style-name="P64"/>
      <text:p text:style-name="Standard"/>
      <text:p text:style-name="Standard"/>
      <text:p text:style-name="Standard"/>
      <text:p text:style-name="Standard">Name: Aggiunta<text:s/>di un prodotto al carrello</text:p>
      <text:p text:style-name="Standard">Participating actors: Cliente registrato</text:p>
      <text:p text:style-name="Standard">Flow of events:</text:p>
      <text:list text:style-name="LFO17" text:continue-numbering="true">
        <text:list-item>
          <text:p text:style-name="P65">Il cliente preme il pulsante per aggiungere il prodotto al carrello</text:p>
        </text:list-item>
        <text:list-item>
          <text:p text:style-name="P66">Il sistema reindirizza il cliente sulla pagina “Carrello”</text:p>
        </text:list-item>
      </text:list>
      <text:p text:style-name="P67"/>
      <text:p text:style-name="Standard">Entry condition: Il cliente visualizza la tabella contente i prodotti corrispondenti alla categoria selezionata</text:p>
      <text:p text:style-name="Standard">Exit conditions: Il cliente aggiunge il prodotto al carrello e viene reindirizzato alla pagina “Carrello”</text:p>
      <text:p text:style-name="P68"/>
      <text:p text:style-name="P69"/>
      <text:p text:style-name="Standard"/>
      <text:p text:style-name="Standard">Name: Prenotazione prodotti</text:p>
      <text:p text:style-name="Standard">Participating actors: Cliente registrato</text:p>
      <text:p text:style-name="Standard">Flow of<text:s/>events:</text:p>
      <text:list text:style-name="LFO18" text:continue-numbering="true">
        <text:list-item>
          <text:p text:style-name="P70">Il cliente visualizza la lista dei prodotti presenti nel carrello</text:p>
        </text:list-item>
        <text:list-item>
          <text:p text:style-name="P71">Il cliente prenota i prodotti presenti nel carrello cliccando sul pulsante “Prenota”</text:p>
        </text:list-item>
        <text:list-item>
          <text:p text:style-name="P72">Il sistema reindirizza l'utente su una pagina in cui viene visualizzato un messaggio che conferma<text:s/>l'avvenuta prenotazione</text:p>
        </text:list-item>
      </text:list>
      <text:p text:style-name="Standard">Entry condition: Il cliente si trova sulla pagina “Carrello”</text:p>
      <text:p text:style-name="Standard">Exit conditions: Prenotazione effettuata</text:p>
      <text:p text:style-name="Standard">Exception condition: Il cliente annulla l’operazione</text:p>
      <text:p text:style-name="P73"/>
      <text:p text:style-name="P74"/>
      <text:p text:style-name="Standard"/>
      <text:p text:style-name="Standard"/>
      <text:p text:style-name="Standard"/>
      <text:p text:style-name="Standard"/>
      <text:p text:style-name="Standard">Name: Keyword non corrispondente a nessun prodotto</text:p>
      <text:p text:style-name="Standard">Participating actors: Cliente registrato</text:p>
      <text:p text:style-name="Standard">Flow of events:</text:p>
      <text:list text:style-name="LFO19" text:continue-numbering="true">
        <text:list-item>
          <text:p text:style-name="P75">Il sistema reindirizza l'utente su una pagina in cui non ci sono prodotti</text:p>
        </text:list-item>
        <text:list-item>
          <text:p text:style-name="P76">Il sistema invita l'utente a modificare la keyword che identifica i prodotti</text:p>
        </text:list-item>
      </text:list>
      <text:p text:style-name="Standard">Entry condition: Nel sistema non sono presenti prodotti inerenti al<text:s/>parametro inserito dal cliente</text:p>
      <text:p text:style-name="Standard">Exit conditions: Il cliente inserisce una keyword di ricerca valida</text:p>
      <text:p text:style-name="P7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ame: Rimozione di uno o più prodotti dal carrello</text:p>
      <text:p text:style-name="Standard">Participating actors: Cliente registrato</text:p>
      <text:p text:style-name="Standard">Flow of events:</text:p>
      <text:list text:style-name="LFO20" text:continue-numbering="true">
        <text:list-item>
          <text:p text:style-name="P78">Il cliente visualizza nella pagina<text:s/>"Carrello" la lista dei prodotti presenti</text:p>
        </text:list-item>
        <text:list-item>
          <text:p text:style-name="P79">Il cliente elimina uno o più prodotti dalla lista</text:p>
        </text:list-item>
        <text:list-item>
          <text:p text:style-name="P80">Il sistema aggiorna la lista dei prodotti</text:p>
        </text:list-item>
      </text:list>
      <text:p text:style-name="Standard">Entry conditions: Il cliente si trova sulla pagina “Carrello”</text:p>
      <text:p text:style-name="Standard">Exit conditions: <text:s/>Il cliente ha rimosso i/il prodotti/o</text:p>
      <text:p text:style-name="Standard">Exception: Il cliente annulla l’operazione</text:p>
      <text:p text:style-name="Standard"/>
      <text:p text:style-name="P81"/>
      <text:p text:style-name="Standard"/>
      <text:p text:style-name="Standard">Name: Inserire la recensione di un prodotto</text:p>
      <text:p text:style-name="Standard">Partecipating actors: Cliente registrato</text:p>
      <text:p text:style-name="Standard">Flow of events:<text:s/></text:p>
      <text:list text:style-name="LFO21" text:continue-numbering="true">
        <text:list-item>
          <text:p text:style-name="P82">Il cliente clicca sul pulsante “Aggiungi recensione” di fianco al prodotto</text:p>
        </text:list-item>
        <text:list-item>
          <text:p text:style-name="P83">Il sistema reindirizza il<text:s/>cliente su una pagina in cui è presente uno spazio per inserire il voto (da 1 a 5) e uno spazio per inserire la recensione</text:p>
        </text:list-item>
        <text:list-item>
          <text:p text:style-name="P84">Il cliente inserisce il voto e la recensione</text:p>
        </text:list-item>
        <text:list-item>
          <text:p text:style-name="P85">Il cliente preme il pulsante “conferma” per confermare la recensione inserita</text:p>
        </text:list-item>
        <text:list-item>
          <text:p text:style-name="P86">Il sistema<text:s/>mostra un messaggio di conferma</text:p>
        </text:list-item>
      </text:list>
      <text:p text:style-name="Standard"/>
      <text:p text:style-name="Standard">Entry condition: Il cliente si trova sulla pagina “Prodotti acquistati”</text:p>
      <text:p text:style-name="Standard">Exit condition: La recensione è stata inserita correttamente</text:p>
      <text:p text:style-name="Standard">Exception: Il cliente annulla l’operazione</text:p>
      <text:p text:style-name="Standard"/>
      <text:p text:style-name="P87"/>
      <text:p text:style-name="Standard"/>
      <text:p text:style-name="Standard">Name: Prenotazione di una<text:s/>riparazione</text:p>
      <text:p text:style-name="Standard">Partecipating actors: Cliente registrato</text:p>
      <text:p text:style-name="Standard">Flow of events:</text:p>
      <text:list text:style-name="LFO22" text:continue-numbering="true">
        <text:list-item>
          <text:p text:style-name="P88">Il cliente sceglie dall’elenco delle date disponibili il giorno in cui vuole fissare l’appuntamento per la riparazione</text:p>
        </text:list-item>
        <text:list-item>
          <text:p text:style-name="P89">Il sistema mostra a video un form contente i campi: tipologia prodotto e descrizione del malfunzionamento</text:p>
        </text:list-item>
        <text:list-item>
          <text:p text:style-name="P90">Il cliente inserisce la tipologia e la descrizione del malfunzionamento<text:s/></text:p>
        </text:list-item>
        <text:list-item>
          <text:p text:style-name="P91">Il cliente clicca sul tasto “conferma”</text:p>
        </text:list-item>
        <text:list-item>
          <text:p text:style-name="P92">Il sistema mostra un messaggio di conferma</text:p>
        </text:list-item>
      </text:list>
      <text:p text:style-name="Standard"/>
      <text:p text:style-name="Standard">Entry condition: Il cliente si trova sulla pagina “Prenota riparazione”</text:p>
      <text:p text:style-name="Standard">Exit condition: Il cliente effettua la prenotazione</text:p>
      <text:p text:style-name="Standard">Exception: Il cliente annulla l’operazione</text:p>
      <text:p text:style-name="P93"/>
      <text:p text:style-name="Standard"/>
      <text:soft-page-break/>
      <text:p text:style-name="Standard">Name: Visualizzare lo stato della riparazione</text:p>
      <text:p text:style-name="Standard">Partecipating actors: Cliente registrato</text:p>
      <text:p text:style-name="Standard">Flow of events:<text:s/></text:p>
      <text:list text:style-name="LFO23" text:continue-numbering="true">
        <text:list-item>
          <text:p text:style-name="P94">Il cliente clicca sul prodotto del quale vuole conoscere lo stato della riparazione</text:p>
        </text:list-item>
        <text:list-item>
          <text:p text:style-name="P95">Il sistema reindirizza il cliente su una pagina sulla quale viene visualizzato lo stato della riparazione e la stima sulla data di fine riparazione</text:p>
        </text:list-item>
      </text:list>
      <text:p text:style-name="Standard">Entry condition: Il cliente si trova sulla pagina “Prodotti in riparazione”</text:p>
      <text:p text:style-name="Standard">Exit condition: Il cliente visualizza lo stato della riparazione e la stima sulla data di fine riparazione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aragrafoelenco" style:display-name="Paragrafo elenco" style:family="paragraph" style:parent-style-name="Normale">
      <style:paragraph-properties fo:widows="2" fo:orphans="2" style:vertical-align="auto" fo:margin-bottom="0.1111in" fo:line-height="104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erardo Donatiello</dc:creator>
    <meta:creation-date>2009-04-16T11:32:00Z</meta:creation-date>
    <dc:date>2018-11-07T18:46:00Z</dc:date>
    <meta:template xlink:href="Normal" xlink:type="simple"/>
    <meta:editing-cycles>20</meta:editing-cycles>
    <meta:editing-duration>PT10740S</meta:editing-duration>
    <meta:user-defined meta:name="Info 1"/>
    <meta:user-defined meta:name="Info 2"/>
    <meta:user-defined meta:name="Info 3"/>
    <meta:user-defined meta:name="Info 4"/>
    <meta:document-statistic meta:page-count="6" meta:paragraph-count="22" meta:word-count="1663" meta:character-count="11126" meta:row-count="79" meta:non-whitespace-character-count="9485"/>
  </office:meta>
</office:document-meta>
</file>